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OCHOA QUISPE RAISA VIRGIN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392523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749636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OCHOA QUISPE, RAISA VIRGIN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39252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641272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2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0/2021</text:p>
          </table:table-cell>
          <table:table-cell table:style-name="Tabla2.A3" office:value-type="string">
            <text:p text:style-name="P22">5214326</text:p>
          </table:table-cell>
          <table:table-cell table:style-name="Tabla2.D3" office:value-type="string">
            <text:p text:style-name="P23">12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6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23:11:5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